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0F000000098F70ACD27CEA369B.png" manifest:media-type="image/png"/>
  <manifest:file-entry manifest:full-path="Pictures/10000ED400000183000000FA2DA70D77DE93A6FA.svg" manifest:media-type="image/svg+xml"/>
  <manifest:file-entry manifest:full-path="Pictures/100002010000000C00000009F109F6DCC9571850.png" manifest:media-type="image/png"/>
  <manifest:file-entry manifest:full-path="Pictures/10000A3B00000136000000FA4C11F37B44CAA2F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objectwithoutfill">
      <style:graphic-properties svg:stroke-width="0.159cm" svg:stroke-color="#729fcf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none" svg:stroke-color="#37c91e" draw:fill-color="#37c91e" draw:opacity="29%" draw:textarea-horizontal-align="justify" draw:textarea-vertical-align="middle" draw:auto-grow-height="false" fo:min-height="5.318cm" fo:min-width="8.84cm"/>
    </style:style>
    <style:style style:name="gr3" style:family="graphic" style:parent-style-name="standard">
      <style:graphic-properties draw:stroke="none" svg:stroke-color="#37c91e" draw:fill-color="#37c91e" draw:opacity="52%" draw:textarea-horizontal-align="justify" draw:textarea-vertical-align="middle" draw:auto-grow-height="false" fo:min-height="12.069cm" fo:min-width="4.707cm"/>
    </style:style>
    <style:style style:name="gr4" style:family="graphic" style:parent-style-name="standard">
      <style:graphic-properties draw:stroke="none" svg:stroke-width="0.159cm" svg:stroke-color="#37c91e" draw:marker-start-width="0.438cm" draw:marker-end-width="0.438cm" draw:fill-color="#37c91e" draw:opacity="38%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svg:stroke-width="0.159cm" svg:stroke-color="#37c91e" draw:marker-start-width="0.438cm" draw:marker-end-width="0.438cm" draw:fill-color="#37c91e" draw:opacity="68%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svg:stroke-width="0.159cm" svg:stroke-color="#37c91e" draw:marker-start-width="0.438cm" draw:marker-end-width="0.438cm" draw:fill-color="#37c91e" draw:opacity="61%" draw:textarea-horizontal-align="justify" draw:textarea-vertical-align="middle" draw:auto-grow-height="false" fo:min-height="3.971cm" fo:min-width="6.864cm" fo:padding-top="0.204cm" fo:padding-bottom="0.204cm" fo:padding-left="0.329cm" fo:padding-right="0.329cm"/>
    </style:style>
    <style:style style:name="gr7" style:family="graphic" style:parent-style-name="standard">
      <style:graphic-properties svg:stroke-width="0.159cm" svg:stroke-color="#37c91e" draw:marker-start-width="0.438cm" draw:marker-end-width="0.438cm" draw:fill-color="#37c91e" draw:opacity="74%" draw:textarea-horizontal-align="justify" draw:textarea-vertical-align="middle" draw:auto-grow-height="false" fo:min-height="10.164cm" fo:min-width="2.802cm" fo:padding-top="0.204cm" fo:padding-bottom="0.204cm" fo:padding-left="0.329cm" fo:padding-right="0.329cm"/>
    </style:style>
    <style:style style:name="gr8" style:family="graphic" style:parent-style-name="standard">
      <style:graphic-properties svg:stroke-color="#c672cf" draw:fill-color="#c672cf" draw:textarea-horizontal-align="justify" draw:textarea-vertical-align="middle" draw:auto-grow-height="false" fo:min-height="0.47cm" fo:min-width="0.22cm"/>
    </style:style>
    <style:style style:name="gr9" style:family="graphic" style:parent-style-name="objectwithoutfill">
      <style:graphic-properties svg:stroke-width="0.159cm" svg:stroke-color="#c672cf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svg:stroke-color="#729fcf" draw:fill-color="#729fcf" draw:textarea-horizontal-align="justify" draw:textarea-vertical-align="middle" draw:auto-grow-height="false" fo:min-height="0.47cm" fo:min-width="0.22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37c91e" draw:opacity="29%"/>
      <style:paragraph-properties fo:text-align="center"/>
    </style:style>
    <style:style style:name="P3" style:family="paragraph">
      <loext:graphic-properties draw:fill-color="#37c91e" draw:opacity="52%"/>
      <style:paragraph-properties fo:text-align="center"/>
    </style:style>
    <style:style style:name="P4" style:family="paragraph">
      <loext:graphic-properties draw:fill-color="#37c91e" draw:opacity="38%"/>
      <style:paragraph-properties fo:text-align="center"/>
    </style:style>
    <style:style style:name="P5" style:family="paragraph">
      <loext:graphic-properties draw:fill-color="#37c91e" draw:opacity="68%"/>
      <style:paragraph-properties fo:text-align="center"/>
    </style:style>
    <style:style style:name="P6" style:family="paragraph">
      <loext:graphic-properties draw:fill-color="#37c91e" draw:opacity="61%"/>
      <style:paragraph-properties fo:text-align="center"/>
    </style:style>
    <style:style style:name="P7" style:family="paragraph">
      <loext:graphic-properties draw:fill-color="#37c91e" draw:opacity="74%"/>
      <style:paragraph-properties fo:text-align="center"/>
    </style:style>
    <style:style style:name="P8" style:family="paragraph">
      <loext:graphic-properties draw:fill-color="#c672cf"/>
      <style:paragraph-properties fo:text-align="center"/>
    </style:style>
    <style:style style:name="P9" style:family="paragraph">
      <loext:graphic-properties draw:fill-color="#729fcf"/>
      <style:paragraph-properties fo:text-align="center"/>
    </style:style>
    <style:style style:name="P10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8.034cm" svg:y1="14.733cm" svg:x2="16.256cm" svg:y2="12.065cm">
          <text:p/>
        </draw:line>
        <draw:line draw:style-name="gr1" draw:text-style-name="P1" draw:layer="layout" svg:x1="18.415cm" svg:y1="4.064cm" svg:x2="19.304cm" svg:y2="8.002cm">
          <text:p/>
        </draw:line>
        <draw:line draw:style-name="gr1" draw:text-style-name="P1" draw:layer="layout" svg:x1="13.97cm" svg:y1="13.589cm" svg:x2="14.352cm" svg:y2="17.399cm">
          <text:p/>
        </draw:line>
        <draw:line draw:style-name="gr1" draw:text-style-name="P1" draw:layer="layout" svg:x1="17.018cm" svg:y1="19.685cm" svg:x2="14.352cm" svg:y2="17.399cm">
          <text:p/>
        </draw:line>
        <draw:line draw:style-name="gr1" draw:text-style-name="P1" draw:layer="layout" svg:x1="9.526cm" svg:y1="20.575cm" svg:x2="5.207cm" svg:y2="18.542cm">
          <text:p/>
        </draw:line>
        <draw:custom-shape draw:style-name="gr2" draw:text-style-name="P2" draw:layer="layout" svg:width="13.208cm" svg:height="7.874cm" svg:x="12.065cm" svg:y="20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207cm" svg:height="12.319cm" svg:x="22.098cm" svg:y="6.831cm">
          <text:p/>
          <draw:enhanced-geometry svg:viewBox="0 0 21600 21600" draw:type="rectangle" draw:enhanced-path="M 0 0 L 21600 0 21600 21600 0 21600 0 0 Z N"/>
        </draw:custom-shape>
        <draw:polygon draw:style-name="gr4" draw:text-style-name="P4" draw:layer="layout" svg:width="13.08cm" svg:height="13.081cm" svg:x="3.429cm" svg:y="3.301cm" svg:viewBox="0 0 13081 13082" draw:points="4953,255 0,5208 127,10620 4465,13082 8128,12447 7874,9653 13081,6732 12827,1779 10730,0">
          <text:p/>
        </draw:polygon>
        <draw:polygon draw:style-name="gr5" draw:text-style-name="P5" draw:layer="layout" svg:width="10.54cm" svg:height="10.794cm" svg:x="4.445cm" svg:y="4.318cm" svg:viewBox="0 0 10541 10795" draw:points="4064,508 127,4572 0,8763 3429,10795 5969,10287 5842,7874 10541,5461 10541,1397 8382,0">
          <text:p/>
        </draw:polygon>
        <draw:custom-shape draw:style-name="gr6" draw:text-style-name="P6" draw:layer="layout" svg:width="10.414cm" svg:height="5.969cm" svg:x="13.335cm" svg:y="21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3.302cm" svg:height="10.414cm" svg:x="22.987cm" svg:y="7.87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016cm" svg:height="1.016cm" svg:x="4.318cm" svg:y="24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525cm" svg:y1="20.574cm" svg:x2="4.826cm" svg:y2="24.765cm">
          <text:p/>
        </draw:line>
        <draw:custom-shape draw:style-name="gr10" draw:text-style-name="P9" draw:layer="layout" svg:width="1.016cm" svg:height="1.016cm" svg:x="4.826cm" svg:y="17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016cm" svg:height="1.016cm" svg:x="9.017cm" svg:y="1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.016cm" svg:height="1.016cm" svg:x="2.794cm" svg:y="20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302cm" svg:y1="20.828cm" svg:x2="5.208cm" svg:y2="18.543cm">
          <text:p/>
        </draw:line>
        <draw:line draw:style-name="gr1" draw:text-style-name="P1" draw:layer="layout" svg:x1="3.175cm" svg:y1="15.494cm" svg:x2="5.208cm" svg:y2="18.544cm">
          <text:p/>
        </draw:line>
        <draw:custom-shape draw:style-name="gr10" draw:text-style-name="P9" draw:layer="layout" svg:width="1.016cm" svg:height="1.016cm" svg:x="2.794cm" svg:y="14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526cm" svg:y1="20.575cm" svg:x2="14.351cm" svg:y2="17.399cm">
          <text:p/>
        </draw:line>
        <draw:custom-shape draw:style-name="gr8" draw:text-style-name="P8" draw:layer="layout" svg:width="1.016cm" svg:height="1.016cm" svg:x="13.843cm" svg:y="16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.016cm" svg:height="1.016cm" svg:x="16.637cm" svg:y="19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.016cm" svg:height="1.016cm" svg:x="13.462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.016cm" svg:height="1.016cm" svg:x="18.796cm" svg:y="18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7.018cm" svg:y1="19.685cm" svg:x2="19.431cm" svg:y2="18.415cm">
          <text:p/>
        </draw:line>
        <draw:custom-shape draw:style-name="gr8" draw:text-style-name="P8" draw:layer="layout" svg:width="1.016cm" svg:height="1.016cm" svg:x="17.526cm" svg:y="14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8.034cm" svg:y1="14.732cm" svg:x2="14.352cm" svg:y2="17.399cm">
          <text:p/>
        </draw:line>
        <draw:custom-shape draw:style-name="gr10" draw:text-style-name="P9" draw:layer="layout" svg:width="1.016cm" svg:height="1.016cm" svg:x="15.748cm" svg:y="11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8.034cm" svg:y1="14.733cm" svg:x2="19.304cm" svg:y2="8.001cm">
          <text:p/>
        </draw:line>
        <draw:custom-shape draw:style-name="gr8" draw:text-style-name="P8" draw:layer="layout" svg:width="1.016cm" svg:height="1.016cm" svg:x="18.796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4.765cm" svg:y1="21.336cm" svg:x2="19.432cm" svg:y2="18.415cm">
          <text:p/>
        </draw:line>
        <draw:custom-shape draw:style-name="gr10" draw:text-style-name="P9" draw:layer="layout" svg:width="1.016cm" svg:height="1.016cm" svg:x="24.384cm" svg:y="20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4.766cm" svg:y1="21.337cm" svg:x2="28.448cm" svg:y2="20.066cm">
          <text:p/>
        </draw:line>
        <draw:custom-shape draw:style-name="gr10" draw:text-style-name="P9" draw:layer="layout" svg:width="1.016cm" svg:height="1.016cm" svg:x="28.194cm" svg:y="19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4.766cm" svg:y1="21.338cm" svg:x2="27.94cm" svg:y2="24.511cm">
          <text:p/>
        </draw:line>
        <draw:custom-shape draw:style-name="gr10" draw:text-style-name="P9" draw:layer="layout" svg:width="1.016cm" svg:height="1.016cm" svg:x="27.559cm" svg:y="24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2.606cm" svg:y1="3.302cm" svg:x2="19.304cm" svg:y2="8.001cm">
          <text:p/>
        </draw:line>
        <draw:custom-shape draw:style-name="gr8" draw:text-style-name="P8" draw:layer="layout" svg:width="1.016cm" svg:height="1.016cm" svg:x="22.225cm" svg:y="2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.016cm" svg:height="1.016cm" svg:x="17.78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1.9cm" svg:height="1.532cm" svg:x="2.545cm" svg:y="25.781cm">
          <draw:image xlink:href="Pictures/10000A3B00000136000000FA4C11F37B44CAA2FC.svg" xlink:type="simple" xlink:show="embed" xlink:actuate="onLoad" loext:mime-type="image/svg+xml">
            <text:p/>
          </draw:image>
          <draw:image xlink:href="Pictures/100002010000000C00000009F109F6DCC9571850.png" xlink:type="simple" xlink:show="embed" xlink:actuate="onLoad" loext:mime-type="image/png"/>
          <svg:title>TexMaths</svg:title>
          <svg:desc>14§display§\textcolor{white}{q_0}§svg§600§TRUE§</svg:desc>
        </draw:frame>
        <draw:frame draw:style-name="gr11" draw:text-style-name="P10" draw:layer="layout" svg:width="2.37cm" svg:height="1.532cm" svg:x="23.792cm" svg:y="2.151cm">
          <draw:image xlink:href="Pictures/10000ED400000183000000FA2DA70D77DE93A6FA.svg" xlink:type="simple" xlink:show="embed" xlink:actuate="onLoad" loext:mime-type="image/svg+xml">
            <text:p/>
          </draw:image>
          <draw:image xlink:href="Pictures/100002010000000F000000098F70ACD27CEA369B.png" xlink:type="simple" xlink:show="embed" xlink:actuate="onLoad" loext:mime-type="image/png"/>
          <svg:title>TexMaths</svg:title>
          <svg:desc>14§display§\textcolor{white}{q_F}§svg§600§TRUE§</svg:desc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.48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6T11:06:15.356774598</dc:date>
    <meta:editing-duration>PT6H11M12S</meta:editing-duration>
    <meta:editing-cycles>25</meta:editing-cycles>
    <meta:generator>LibreOffice/6.4.7.2$Linux_X86_64 LibreOffice_project/40$Build-2</meta:generator>
    <meta:document-statistic meta:object-count="41"/>
  </office:meta>
</office:document-meta>
</file>